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paragraph-properties fo:text-align="justify" style:justify-single-word="false"/>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fo:font-weight="normal" fo:background-color="transparent" style:font-style-asian="normal" style:font-weight-asian="normal" style:font-style-complex="normal" style:font-weight-complex="normal"/>
    </style:style>
    <style:style style:name="T27" style:family="text">
      <style:text-properties fo:color="#800000" fo:font-style="normal" fo:font-weight="normal" fo:background-color="transparent" style:font-style-asian="normal" style:font-weight-asian="normal" style:font-style-complex="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26">Д</text:span><text:span text:style-name="T27">обавить эпизод в Кантерлоте, где Луна составляет невысокое мнение об умственных способностях Макса</text:span><text:span text:style-name="T45">&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
      <text:h text:style-name="Heading_20_2" text:outline-level="2"><text:soft-page-break/>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7">Розовые глазки</text:p>
      <text:p text:style-name="P10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852102836160968450"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5484974446186276580" text:style-name="L2">
        <text:list-item>
          <text:p text:style-name="P153">«Великие грифоны прошлого» - из канона (5<text:span text:style-name="T9">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63">Природа Проклятий</text:span>» - обмен</text:p>
        </text:list-item>
        <text:list-item>
          <text:p text:style-name="P153"><text:span text:style-name="T63">«Магия для Чайников»</text:span> - обмен</text:p>
        </text:list-item>
        <text:list-item>
          <text:p text:style-name="P153"><text:span text:style-name="T63">«Энциклопедия Арканум»</text:span> - обмен</text:p>
        </text:list-item>
        <text:list-item>
          <text:p text:style-name="P153">«О Гейсах» - обмен</text:p>
        </text:list-item>
        <text:list-item>
          <text:p text:style-name="P153">«<text:span text:style-name="T63">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7896558212409182972"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63">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text:soft-page-break/>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oft-page-break/><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86">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text:soft-page-break/>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oft-page-break/>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2774696764916591965"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text:soft-page-break/>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text:span><text:span text:style-name="T33">знали</text:span><text:span text:style-name="T32">,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text:soft-page-break/>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oft-page-break/><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text:soft-page-break/>–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text:soft-page-break/>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text:soft-page-break/>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text:soft-page-break/>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text:soft-page-break/>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text:soft-page-break/>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5"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8">А из Пинто Крика уже месяц нет новостей...</text:span></text:p>
      <text:p text:style-name="P3"><text:span text:style-name="T42">–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3">&lt;</text:span><text:span text:style-name="T62">Mark Knopfler - </text:span><text:span text:style-name="T61">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2">– Я </text:span><text:span text:style-name="T48">всегда буду оставаться в тени. </text:span><text:span text:style-name="T42">– </text:span><text:span text:style-name="T48">хлюпала единорожка. </text:span><text:span text:style-name="T42">–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2">ZZ Top – Gimme all your lovin</text:p>
      <text:p text:style-name="P72">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Elo - Sorrow about to fall</text:span>&gt;</text:p>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text:soft-page-break/>Я поднял кусок газеты, прибитый ветром к ограждению и быстро пробежался по заголовкам.</text:p>
      <text:p text:style-name="P49">«<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text:soft-page-break/>–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oft-page-break/><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text:soft-page-break/>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text:soft-page-break/>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text:soft-page-break/>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text:soft-page-break/>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oft-page-break/><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oft-page-break/><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text:soft-page-break/></text:p>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text:soft-page-break/>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Я призвала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ю, что не могу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мне ли не знать! Я всё ещё Владыка Снов.</text:p>
      <text:p text:style-name="P51">Я делаю шаг назад, на балкон. Луна трескуче смеётся и шагает следом.</text:p>
      <text:p text:style-name="P51"><text:span text:style-name="T9">– </text:span>Но что в мо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oft-page-break/><text:span text:style-name="T9">– </text:span>Столько надежд впустую. И, как финальная насмешка, ты увидишь гибель всего, что мне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soft-page-break/>***</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oft-page-break/><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oft-page-break/><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oft-page-break/><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1"><text:soft-page-break/><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text:soft-page-break/>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oft-page-break/><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text:soft-page-break/>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мы нашли только отпечаток её тела на постели в башне.</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oft-page-break/><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text:soft-page-break/>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а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7" text:outline-level="2">19. Кантерлот. Гранд Галопин<text:span text:style-name="T1">г</text:span> Гала</text:h>
      <text:p text:style-name="P10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text:soft-page-break/>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text:soft-page-break/>–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Мы думаем, она была права!</text:p>
      <text:p text:style-name="P51"><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51"/>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музыки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text:p>
      <text:p text:style-name="P51"><text:soft-page-break/>– Неужели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Прят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Принц позеленел, промычал нечто нечленораздельное и дал знак носильщикам двигаться дальше.</text:p>
      <text:p text:style-name="P51"><text:soft-page-break/>Во дворце, вручив мне небольшую тяжёлую шкатулку серебряной окантовки, Луна с некоторым смущением сообщила:</text:p>
      <text:p text:style-name="P51">– Не сомневаюсь, при том уровне отношений, что у тебя был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Я открыл шкаф и стал рыться в шмотках Селестии, сгорая от смущения. Блин, Луна нарочно послала меня с таким поручением! Злоехидной кобыле ничего не стоило сделать это самой, тем более, они сёстры!</text:p>
      <text:p text:style-name="P51">Отпихнув последний наряд, я встретился со старым знакомцем: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на нём остановился мой взгляд. В дальнем углу шкафа моему взору открылось нечто, заставившее меня остолбенеть и покрыться пупырышками озноба. Я переосмыслил суждение о смешливой солнцекрупой кобыле,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Да, один раз я уже сталкивался с ЭТОЙ Селестией. Когда она испепелила настигающих нас пландерсидов-мутантов вместе с доброй частью каменного коридора. Но я тогда был оглушён свалившимися на меня одномоментно событиями и не вник в суть.</text:p>
      <text:p text:style-name="P51"><text:soft-page-break/>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естии. На моей юморной Селли, которая прячется под столом от докторов и уселась крупом на муравейник — и не мог. Воображение упорно одевало в эти доспехи Луну, хоть ты тресни!</text:p>
      <text:p text:style-name="P51">Однако факты — упрямая вещь. </text:p>
      <text:p text:style-name="P51"/>
      <text:p text:style-name="P51"/>
      <text:p text:style-name="P51"/>
      <text:p text:style-name="P83"><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51">&lt;<text:span text:style-name="T16">Состязание небесных колесниц. Чествование победителя (в момент чествования в зал вломится макс)</text:span>&gt;</text:p>
      <text:p text:style-name="P51"/>
      <text:p text:style-name="P42">&lt;<text:span text:style-name="T23">В конце гонок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text:soft-page-break/>— потом он освобождает их от суперпландерсида <text:span text:style-name="T9">(- </text:span><text:span text:style-name="T30">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text:soft-page-break/>&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2">&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2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text:soft-page-break/></text:p>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09"/>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8" text:outline-level="2">Сон Рэрити</text:h>
      <text:p text:style-name="P75"/>
      <text:p text:style-name="P76">***</text:p>
      <text:p text:style-name="P8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h text:style-name="P148" text:outline-level="2">Рейд пони-рэйнджеров</text:h>
      <text:p text:style-name="P75"/>
      <text:p text:style-name="P85">(леденящий душу триллер, музыка тревожная)</text:p>
      <text:p text:style-name="P77"><text:soft-page-break/>&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8" text:outline-level="2"/>
      <text:h text:style-name="P148"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2"/>
      <text:p text:style-name="P75"/>
      <text:h text:style-name="P148"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8" text:outline-level="2">Поиск решения</text:h>
      <text:p text:style-name="P110"/>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oft-page-break/><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48"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oft-page-break/><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48"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text:soft-page-break/>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text:soft-page-break/>–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8"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oft-page-break/><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soft-page-break/>***</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8"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text:soft-page-break/>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8" text:outline-level="2">След?</text:h>
      <text:p text:style-name="P110"/>
      <text:p text:style-name="P75"><text:span text:style-name="T9">&lt;</text:span><text:span text:style-name="T22">сначала эпизод - проверка сумки в серверной</text:span><text:span text:style-name="T9">&gt;</text:span></text:p>
      <text:p text:style-name="P75"><text:soft-page-break/><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soft-page-break/>***</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text:soft-page-break/>–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8"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oft-page-break/><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9">– </text:span>Извини, Флаттершай, забылся.</text:p>
      <text:p text:style-name="P95"><text:span text:style-name="T9">– </text:span>Та ладно, я ж не против, – возразила Эпплджек. – Не парься, Флатти. Было б хуже, если б он <text:s/>назвал меня Эпплджек на людях.</text:p>
      <text:p text:style-name="P95"><text:span text:style-name="T9">– </text:span>Ты так... – запнулась Флаттершай. – Так быстро забыла свою ферму. И...</text:p>
      <text:p text:style-name="P9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9">– </text:span>Как ты можешь так говорить? – расплакалась Флаттершай.</text:p>
      <text:p text:style-name="P95"><text:span text:style-name="T9">– </text:span>Эй, девушки, не ссорьтесь! Мы — одна команда! И надеюсь, останемся ею и в дальнейшем. </text:p>
      <text:list xml:id="list940486127594268682"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pan text:style-name="T9">– </text:span>А если нет? – Эпплджек смотрела мне мне прямо в глаза.</text:p>
      <text:list xml:id="list39737064" text:continue-numbering="true" text:style-name="L5">
        <text:list-header>
          <text:p text:style-name="P158">Я молча пожал плечами. Эпплджек уверенно продолжила.</text:p>
        </text:list-header>
      </text:list>
      <text:p text:style-name="P95"><text:soft-page-break/><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9">– </text:span>Спасибо, ЭйДжей.</text:p>
      <text:p text:style-name="P9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9736490" text:continue-numbering="true" text:style-name="L5">
        <text:list-header>
          <text:p text:style-name="P158">Флаттершай пробормотала нечто, показавшееся мне знакомым.</text:p>
        </text:list-header>
      </text:list>
      <text:p text:style-name="P95"><text:span text:style-name="T9">– </text:span>Флатти, ты что-то сказала? Я не расслышал.</text:p>
      <text:p text:style-name="P95"><text:span text:style-name="T9">– </text:span>Намерение Изменяет Реальность.</text:p>
      <text:p text:style-name="P95"><text:span text:style-name="T9">– </text:span>Эээ. А где ты слышала эту фразу, если не секрет?</text:p>
      <text:p text:style-name="P95"><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9727746"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9">– </text:span>Флатти, ЭйДжей, буду через час. Ждите!</text:p>
      <text:p text:style-name="P91"/>
      <text:h text:style-name="P149" text:outline-level="2">Почти.</text:h>
      <text:p text:style-name="P111"/>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9">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 Ага. К нему-то у меня доступа нету. Но в кластер к Нексусу он больше не пролезет.</text:p>
      <text:p text:style-name="P95">– Спасибо, Стас. Ты молодец.</text:p>
      <text:p text:style-name="P95"><text:soft-page-break/>Ниточка, чуть было не прервавшаяся в офисе, повела в квартиру Влада.</text:p>
      <text:p text:style-name="P95"/>
      <text:h text:style-name="P149"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6503954313345389716"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5"><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4"><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4"><text:span text:style-name="T9">– </text:span>С кем это вы тут разговариваете?</text:p>
      <text:list xml:id="list7011819543811052626" text:style-name="L7">
        <text:list-header>
          <text:p text:style-name="P15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text:soft-page-break/>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8"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text:soft-page-break/>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text:soft-page-break/>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8"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3">&lt;<text:span text:style-name="T58">Queen - Flash</text:span>&gt;</text:p>
      <text:p text:style-name="P93">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5"/>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text:soft-page-break/></text:p>
      <text:p text:style-name="P95">Ключевое слово - <text:span text:style-name="T30">непротиворечивому</text:span></text:p>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9">–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9">&lt;</text:span>упомянуть в эпизоде на Терре, что МЛП-сериал закрылся год назад<text:span text:style-name="T9">&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text:soft-page-break/>–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9">&lt;</text:span><text:span text:style-name="T25">чёрт</text:span><text:span text:style-name="T9">&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5">– А я разве сплю?</text:p>
      <text:p text:style-name="P95"><text:soft-page-break/>–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2"> - Ты морочила мне яйца, чтобы заинтересовать? Всё, как Свирл указал?</text:span></text:p>
      <text:p text:style-name="P93">–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3"><text:soft-page-break/>Я покачал головой.</text:p>
      <text:p text:style-name="P9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3">- Поверь, Макс, всё не так, как ты думаешь! Если бы у меня был шанс переиграть всё по новому! Клянусь, всё было бы совсем по другому!</text:p>
      <text:p text:style-name="P95"><text:span text:style-name="T22">- Это точно! Было бы точно всё по другому, я с конеёбством завязываю!</text:span>&gt;</text:p>
      <text:p text:style-name="P95">–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01">Мне очень хочется, чтобы мы смогли встретиться в другое время, при других обстоятельствах. Быть может, у нас всё было бы по иному.</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2659159424809410168" text:style-name="L8">
        <text:list-header>
          <text:p text:style-name="P160">(<text:span text:style-name="T29">Луна — как повелительница снов, слышала разговор Макса с Анакорном</text:span>)</text:p>
          <text:p text:style-name="P161"/>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8" text:outline-level="2">Земля</text:h>
      <text:p text:style-name="P94">&lt;<text:span text:style-name="T58">Daft Punk – Get Lucky</text:span>&gt;</text:p>
      <text:p text:style-name="P94"/>
      <text:p text:style-name="P88">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22T19:55:14.40</dc:date>
    <meta:editing-duration>P102DT2H3M7S</meta:editing-duration>
    <meta:editing-cycles>6286</meta:editing-cycles>
    <meta:generator>OpenOffice/4.1.1$Win32 OpenOffice.org_project/411m6$Build-9775</meta:generator>
    <dc:creator>макс </dc:creator>
    <meta:document-statistic meta:table-count="0" meta:image-count="0" meta:object-count="0" meta:page-count="187" meta:paragraph-count="3904" meta:word-count="88665" meta:character-count="565059"/>
  </office:meta>
</office:document-meta>
</file>